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CE" svg:font-family="'Calibri CE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CE1" svg:font-family="'Calibri 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rsid="0005f0c2" officeooo:paragraph-rsid="002e3459"/>
    </style:style>
    <style:style style:name="P2" style:family="paragraph" style:parent-style-name="Text_20_body">
      <style:text-properties officeooo:rsid="002e3459" officeooo:paragraph-rsid="002e3459"/>
    </style:style>
    <style:style style:name="P3" style:family="paragraph" style:parent-style-name="Text_20_body">
      <style:text-properties officeooo:paragraph-rsid="002e3459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d6e6" officeooo:paragraph-rsid="002e3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459" officeooo:paragraph-rsid="002e3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d6e6" officeooo:paragraph-rsid="002e34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officeooo:rsid="002e3459" officeooo:paragraph-rsid="002e3459"/>
    </style:style>
    <style:style style:name="P9" style:family="paragraph" style:parent-style-name="Text_20_body">
      <style:text-properties officeooo:rsid="00325d9b" officeooo:paragraph-rsid="00325d9b"/>
    </style:style>
    <style:style style:name="P10" style:family="paragraph" style:parent-style-name="Text_20_body">
      <style:text-properties officeooo:paragraph-rsid="002e3459"/>
    </style:style>
    <style:style style:name="P11" style:family="paragraph" style:parent-style-name="Text_20_body">
      <style:text-properties officeooo:rsid="0033d651" officeooo:paragraph-rsid="0033d651"/>
    </style:style>
    <style:style style:name="P12" style:family="paragraph" style:parent-style-name="Text_20_body">
      <style:text-properties fo:font-weight="bold" officeooo:rsid="0033d651" officeooo:paragraph-rsid="0033d651" style:font-weight-asian="bold" style:font-weight-complex="bold"/>
    </style:style>
    <style:style style:name="P13" style:family="paragraph" style:parent-style-name="Text_20_body">
      <style:text-properties fo:font-weight="bold" officeooo:rsid="00325d9b" officeooo:paragraph-rsid="00325d9b" style:font-weight-asian="bold" style:font-weight-complex="bold"/>
    </style:style>
    <style:style style:name="P14" style:family="paragraph" style:parent-style-name="Text_20_body">
      <style:text-properties officeooo:rsid="00347494" officeooo:paragraph-rsid="00347494"/>
    </style:style>
    <style:style style:name="P15" style:family="paragraph" style:parent-style-name="Text_20_body">
      <style:paragraph-properties fo:break-before="page"/>
      <style:text-properties officeooo:rsid="00325d9b" officeooo:paragraph-rsid="00325d9b"/>
    </style:style>
    <style:style style:name="P16" style:family="paragraph" style:parent-style-name="Heading_20_2">
      <style:text-properties officeooo:rsid="002e3459" officeooo:paragraph-rsid="002e3459"/>
    </style:style>
    <style:style style:name="P17" style:family="paragraph" style:parent-style-name="Heading_20_1">
      <style:paragraph-properties fo:text-align="center" style:justify-single-word="false"/>
      <style:text-properties officeooo:rsid="000910ba" officeooo:paragraph-rsid="002e3459"/>
    </style:style>
    <style:style style:name="P18" style:family="paragraph" style:parent-style-name="Heading_20_1">
      <style:text-properties officeooo:rsid="002e3459" officeooo:paragraph-rsid="002e3459"/>
    </style:style>
    <style:style style:name="P19" style:family="paragraph" style:parent-style-name="Heading_20_1">
      <style:text-properties officeooo:rsid="00325d9b" officeooo:paragraph-rsid="00325d9b"/>
    </style:style>
    <style:style style:name="P20" style:family="paragraph" style:parent-style-name="Heading_20_1">
      <style:text-properties officeooo:rsid="00347494" officeooo:paragraph-rsid="00347494"/>
    </style:style>
    <style:style style:name="T1" style:family="text">
      <style:text-properties fo:color="#000000" style:font-name="Courier New" fo:font-size="13pt" style:font-size-asian="13pt"/>
    </style:style>
    <style:style style:name="T2" style:family="text">
      <style:text-properties fo:color="#000000" style:font-name="Courier New" fo:font-size="13pt" officeooo:rsid="00347494" style:font-size-asian="13pt"/>
    </style:style>
    <style:style style:name="T3" style:family="text">
      <style:text-properties fo:color="#a020f0" style:font-name="Courier New" fo:font-size="13pt" style:font-size-asian="13pt"/>
    </style:style>
    <style:style style:name="T4" style:family="text">
      <style:text-properties style:font-name="Courier New" fo:font-size="13pt" style:font-size-asian="13pt"/>
    </style:style>
    <style:style style:name="T5" style:family="text">
      <style:text-properties officeooo:rsid="002e3459"/>
    </style:style>
    <style:style style:name="T6" style:family="text">
      <style:text-properties officeooo:rsid="00325d9b"/>
    </style:style>
    <style:style style:name="T7" style:family="text">
      <style:text-properties fo:color="#ff0000" style:font-name="Courier New" fo:font-size="13pt" style:font-size-asian="13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SPRAWOZDANIE Z TEORII OPTYMALIZACJI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Imię, Nazwisko, Numer</text:p>
          </table:table-cell>
          <table:table-cell table:style-name="Tabela1.B1" office:value-type="string">
            <text:p text:style-name="P4">Michał Krzyszczuk N=14</text:p>
          </table:table-cell>
        </table:table-row>
        <table:table-row>
          <table:table-cell table:style-name="Tabela1.A2" office:value-type="string">
            <text:p text:style-name="P6">Temat ćwiczenia</text:p>
          </table:table-cell>
          <table:table-cell table:style-name="Tabela1.B2" office:value-type="string">
            <text:p text:style-name="P5">Programowanie liniowe</text:p>
          </table:table-cell>
        </table:table-row>
        <table:table-row>
          <table:table-cell table:style-name="Tabela1.A2" office:value-type="string">
            <text:p text:style-name="P6">Data i godzina wykonania ćwiczenia</text:p>
          </table:table-cell>
          <table:table-cell table:style-name="Tabela1.B2" office:value-type="string">
            <text:p text:style-name="P4"><text:span text:style-name="T5">10 kwietnia</text:span> 2019, godz: 14:30</text:p>
          </table:table-cell>
        </table:table-row>
      </table:table>
      <text:p text:style-name="P1"/>
      <text:h text:style-name="P18" text:outline-level="1">Zadanie 1.</text:h>
      <text:h text:style-name="P16" text:outline-level="2">Rozwiązanie numeryczne.</text:h>
      <text:p text:style-name="P3"><text:span text:style-name="T6">W</text:span>ektor zmiennych decyzyjnych <text:span text:style-name="T6">to</text:span> wektor prądów, oznaczono jako x =<text:span text:style-name="T5">[</text:span>x1 x2 x3 x4 x5<text:span text:style-name="T5">]</text:span> Minimalizowana będzie funkcja: </text:p>
      <text:p text:style-name="P3"><draw:frame draw:style-name="fr2" draw:name="Obiekt2" text:anchor-type="as-char" svg:y="-0.713cm" svg:width="2.755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Współczynnikami ci są napięcia na odpowiednich rezystorach. Ma to uzasadnienie, ponieważ iloczyny prądów i napięć są równe mocom wydzielanym na poszczególnych rezystorach. Ograniczeniami będą:</text:p>
      <text:p text:style-name="P3"><draw:frame draw:style-name="fr1" draw:name="Obiekt1" text:anchor-type="as-char" svg:y="-0.377cm" svg:width="3.03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A =</text:p>
      <text:p text:style-name="P2"/>
      <text:p text:style-name="P2"><text:s text:c="5"/>1 <text:s text:c="4"/>0 <text:s text:c="3"/>-1 <text:s text:c="3"/>-1 <text:s text:c="4"/>0</text:p>
      <text:p text:style-name="P2"><text:s text:c="5"/>0 <text:s text:c="4"/>1 <text:s text:c="4"/>1 <text:s text:c="4"/>0 <text:s text:c="3"/>-1</text:p>
      <text:p text:style-name="P2"><text:s text:c="5"/>1 <text:s text:c="4"/>1 <text:s text:c="4"/>0 <text:s text:c="3"/>-1 <text:s text:c="3"/>-1</text:p>
      <text:p text:style-name="P2">b =</text:p>
      <text:p text:style-name="P2"/>
      <text:p text:style-name="P2"><text:s text:c="5"/>0</text:p>
      <text:p text:style-name="P2"><text:s text:c="5"/>0</text:p>
      <text:p text:style-name="P2"><text:s text:c="5"/>0</text:p>
      <text:p text:style-name="P2"><text:s text:c="5"/>0</text:p>
      <text:p text:style-name="P2">l =</text:p>
      <text:p text:style-name="P2"/>
      <text:p text:style-name="P2"><text:s text:c="4"/>2.9762</text:p>
      <text:p text:style-name="P2"><text:s text:c="4"/>0.9762</text:p>
      <text:p text:style-name="P2"><text:s text:c="4"/>0.9762</text:p>
      <text:p text:style-name="P2"><text:soft-page-break/><text:s text:c="4"/>0.9762</text:p>
      <text:p text:style-name="P2"><text:s text:c="4"/>2.9762</text:p>
      <text:p text:style-name="P2">u =</text:p>
      <text:p text:style-name="P2"/>
      <text:p text:style-name="P2"><text:s text:c="4"/>5.0238</text:p>
      <text:p text:style-name="P2"><text:s text:c="4"/>3.0238</text:p>
      <text:p text:style-name="P2"><text:s text:c="4"/>3.0238</text:p>
      <text:p text:style-name="P2"><text:s text:c="4"/>3.0238</text:p>
      <text:p text:style-name="P2"><text:s text:c="4"/>5.0238</text:p>
      <text:p text:style-name="P2">c =</text:p>
      <text:p text:style-name="P2"/>
      <text:p text:style-name="P2"><text:s text:c="5"/>6 <text:s text:c="3"/>10 <text:s text:c="4"/>4 <text:s text:c="4"/>7 <text:s text:c="4"/>3</text:p>
      <text:p text:style-name="P9">W celu rozwiązania zadania użyto następującego skryptu:<text:line-break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"><text:span text:style-name="T4">close </text:span><text:span text:style-name="T3">all</text:span><text:span text:style-name="T4">;</text:span></text:p>
            <text:p text:style-name="Standard"><text:span text:style-name="T1">clear </text:span><text:span text:style-name="T3">all</text:span><text:span text:style-name="T1">;</text:span></text:p>
            <text:p text:style-name="Standard"><text:span text:style-name="T1"><text:s/></text:span></text:p>
            <text:p text:style-name="Standard"><text:span text:style-name="T1"><text:s/></text:span></text:p>
            <text:p text:style-name="Standard"><text:span text:style-name="T1">A = [1 0 -1 -1 0;0 1 1 0 -1; 1 1 0 -1 -1];</text:span></text:p>
            <text:p text:style-name="Standard"><text:span text:style-name="T1">b = [0;0;0];</text:span></text:p>
            <text:p text:style-name="Standard"><text:span text:style-name="T1">c = [6; 10; 4; 7; 3];</text:span></text:p>
            <text:p text:style-name="Standard"><text:span text:style-name="T1">NN = 14;</text:span></text:p>
            <text:p text:style-name="Standard"><text:span text:style-name="T1">di = 1+1/(3*NN);</text:span></text:p>
            <text:p text:style-name="Standard"><text:span text:style-name="T1">l = transpose([4 2 2 2 4])-di;</text:span></text:p>
            <text:p text:style-name="Standard"><text:span text:style-name="T1">u = transpose([4 2 2 2 4])+di;</text:span></text:p>
            <text:p text:style-name="Standard"><text:span text:style-name="T1">t=[0;0;0]</text:span></text:p>
            <text:p text:style-name="Standard"><text:span text:style-name="T1"><text:s/></text:span></text:p>
            <text:p text:style-name="Standard"><text:span text:style-name="T1">zadan = </text:span><text:span text:style-name="T3">'mini'</text:span><text:span text:style-name="T1">;</text:span></text:p>
            <text:p text:style-name="Standard"><text:span text:style-name="T1">plnad </text:span></text:p>
            <text:p text:style-name="Standard"><text:span text:style-name="T1">xopt</text:span></text:p>
            <text:p text:style-name="Standard"><text:span text:style-name="T1">Ropt = c ./ xopt'*1000 </text:span></text:p>
            <text:p text:style-name="Standard"><text:span text:style-name="T1">qopt = c * xopt / 1000</text:span></text:p>
            <text:p text:style-name="P7"/>
          </table:table-cell>
        </table:table-row>
      </table:table>
      <text:p text:style-name="P9"/>
      <text:p text:style-name="P9"/>
      <text:p text:style-name="P15">Znalezione rozwiązanie:</text:p>
      <text:p text:style-name="P13">xopt =</text:p>
      <text:p text:style-name="P13"/>
      <text:p text:style-name="P13"><text:s text:c="5"/>3</text:p>
      <text:p text:style-name="P13"><text:s text:c="5"/>2</text:p>
      <text:p text:style-name="P13"><text:s text:c="5"/>2</text:p>
      <text:p text:style-name="P13"><text:s text:c="5"/>1</text:p>
      <text:p text:style-name="P13"><text:s text:c="5"/>4</text:p>
      <text:p text:style-name="P13">Ropt =</text:p>
      <text:p text:style-name="P13"/>
      <text:p text:style-name="P13"><text:s text:c="8"/>2000 <text:s text:c="7"/>5000 <text:s text:c="7"/>2000 <text:s text:c="7"/>7000 <text:s text:c="8"/>750</text:p>
      <text:p text:style-name="P9"/>
      <text:h text:style-name="P19" text:outline-level="1">Zadanie 2</text:h>
      <text:h text:style-name="Heading_20_2" text:outline-level="2">Rozwiązanie numeryczne.</text:h>
      <text:p text:style-name="Text_20_body"/>
      <text:p text:style-name="P9">Wektor zmiennych decyzyjnych to ilości wyprodukowanych <text:s/>produktów, oznaczono jako x =<text:span text:style-name="T5">[</text:span>x1 x2 x3] Minimalizowana będzie funkcja:</text:p>
      <text:p text:style-name="P9"><draw:frame draw:style-name="fr2" draw:name="Obiekt3" text:anchor-type="as-char" svg:y="-0.713cm" svg:width="2.755cm" svg:height="1.13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9">współczynnik c- zysk z poszczególnych produktów.Ograniczenia:</text:p>
      <text:p text:style-name="P9"><draw:frame draw:style-name="fr1" draw:name="Obiekt4" text:anchor-type="as-char" svg:y="-0.377cm" svg:width="3.718cm" svg:height="0.467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9">A =</text:p>
      <text:p text:style-name="P9"/>
      <text:p text:style-name="P9"><text:s text:c="4"/>0.3000 <text:s text:c="3"/>0.5000 <text:s text:c="3"/>0.4000</text:p>
      <text:p text:style-name="P9"><text:s text:c="4"/>0.1000 <text:s text:c="3"/>0.0800 <text:s text:c="3"/>0.1200</text:p>
      <text:p text:style-name="P9"><text:s text:c="4"/>0.0600 <text:s text:c="3"/>0.0400 <text:s text:c="3"/>0.0500</text:p>
      <text:p text:style-name="P11">b =</text:p>
      <text:p text:style-name="P11"/>
      <text:p text:style-name="P11"><text:s text:c="8"/>1800</text:p>
      <text:p text:style-name="P11"><text:s text:c="9"/>800</text:p>
      <text:p text:style-name="P11"><text:s text:c="9"/>700</text:p>
      <text:p text:style-name="P11"><text:soft-page-break/>l =</text:p>
      <text:p text:style-name="P11"/>
      <text:p text:style-name="P11"><text:s text:c="5"/>0</text:p>
      <text:p text:style-name="P11"><text:s text:c="5"/>0</text:p>
      <text:p text:style-name="P11"><text:s text:c="5"/>0</text:p>
      <text:p text:style-name="P11"/>
      <text:p text:style-name="P11"/>
      <text:p text:style-name="P11">u =</text:p>
      <text:p text:style-name="P11"/>
      <text:p text:style-name="P11"><text:s text:c="3"/>Inf</text:p>
      <text:p text:style-name="P11"><text:s text:c="3"/>Inf</text:p>
      <text:p text:style-name="P11"><text:s text:c="3"/>Inf</text:p>
      <text:p text:style-name="P11">c =</text:p>
      <text:p text:style-name="P11"/>
      <text:p text:style-name="P11"><text:s text:c="3"/>260 <text:s text:c="2"/>370 <text:s text:c="2"/>116</text:p>
      <text:p text:style-name="P11"/>
      <text:p text:style-name="P12">x =</text:p>
      <text:p text:style-name="P12"/>
      <text:p text:style-name="P12"><text:s text:c="8"/>6000</text:p>
      <text:p text:style-name="P12"><text:s text:c="11"/>0</text:p>
      <text:p text:style-name="P12"><text:s text:c="11"/>0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7"><text:span text:style-name="T4">close </text:span><text:span text:style-name="T3">all</text:span><text:span text:style-name="T4">;</text:span></text:p>
            <text:p text:style-name="Standard"><text:span text:style-name="T1">clear </text:span><text:span text:style-name="T3">all</text:span><text:span text:style-name="T1">;</text:span></text:p>
            <text:p text:style-name="Standard"><text:span text:style-name="T1"><text:s/></text:span></text:p>
            <text:p text:style-name="Standard"><text:span text:style-name="T1">A = [0.3 0.5 0.4; 0.1 0.08 0.12;0.06 0.04 0.05];</text:span></text:p>
            <text:p text:style-name="Standard"><text:span text:style-name="T1">b = [1800;800;700];</text:span></text:p>
            <text:p text:style-name="Standard"><text:span text:style-name="T1">NNN = 14;</text:span></text:p>
            <text:p text:style-name="Standard"><text:span text:style-name="T1">c = [400-10*NNN 300+5*NNN 200-6*NNN];</text:span></text:p>
            <text:p text:style-name="Standard"><text:span text:style-name="T1">c = -c;</text:span></text:p>
            <text:p text:style-name="Standard"><text:span text:style-name="T1"><text:s/></text:span></text:p>
            <text:p text:style-name="Standard"><text:span text:style-name="T1">l = [0;0;0];</text:span></text:p>
            <text:p text:style-name="Standard"><text:span text:style-name="T1">u = [Inf; Inf; Inf];</text:span></text:p>
            <text:p text:style-name="Standard"><text:span text:style-name="T1"><text:s/></text:span></text:p>
            <text:p text:style-name="Standard"><text:span text:style-name="T1">zadan = </text:span><text:span text:style-name="T7">’</text:span><text:span text:style-name="T1">maks</text:span><text:span text:style-name="T7">’</text:span><text:span text:style-name="T1">; plnad</text:span></text:p>
            <text:p text:style-name="Standard"><text:span text:style-name="T1">xopt</text:span></text:p>
            <text:p text:style-name="Standard"><text:span text:style-name="T1"><text:s/></text:span></text:p>
            <text:p text:style-name="Standard"><text:span text:style-name="T1">x = linprog(c,A,b,[],[],l,u</text:span><text:span text:style-name="T2">)</text:span></text:p>
          </table:table-cell>
        </table:table-row>
      </table:table>
      <text:h text:style-name="P20" text:outline-level="1"><text:soft-page-break/>Wnioski</text:h>
      <text:p text:style-name="P14">Dostarczone przez prowadzących funkcje mają swoje odpowiedniki w pakiecie MATLAB<text:line-break/>Sprawdzanie ich wyników jest dobrą praktyką, ponieważ pozawala zauważyć ewentualne pomyłki/ potwierdzić poprawność wyników.<text:line-break/>Zadania pokazują praktyczne zastosowania Teorii optymalizacji w praktyce inżynierskiej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CE" svg:font-family="'Calibri CE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CE1" svg:font-family="'Calibri 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SimSun" style:font-family-asian="SimSun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8:04:02.971000000</meta:creation-date>
    <meta:generator>LibreOffice/6.2.1.2$Windows_x86 LibreOffice_project/7bcb35dc3024a62dea0caee87020152d1ee96e71</meta:generator>
    <dc:date>2019-04-10T15:34:08.484000000</dc:date>
    <meta:editing-duration>PT5H20M9S</meta:editing-duration>
    <meta:editing-cycles>26</meta:editing-cycles>
    <meta:print-date>2019-04-03T15:50:26.983000000</meta:print-date>
    <meta:document-statistic meta:table-count="3" meta:image-count="0" meta:object-count="4" meta:page-count="5" meta:paragraph-count="110" meta:word-count="344" meta:character-count="2197" meta:non-whitespace-character-count="1623"/>
  </office:meta>
</office:document-meta>
</file>

<file path=Object 1/content.xml><?xml version="1.0" encoding="utf-8"?>
<math xmlns="http://www.w3.org/1998/Math/MathML" display="block">
  <semantics>
    <mrow>
      <mrow>
        <mrow>
          <mi>A</mi>
          <mo stretchy="false">∗</mo>
          <mi>x</mi>
        </mrow>
        <mo stretchy="false">&lt;</mo>
        <mi>b</mi>
      </mrow>
      <mi>,</mi>
      <mrow>
        <mi>l</mi>
        <mo stretchy="false">≤</mo>
        <mi>x</mi>
        <mo stretchy="false">≤</mo>
        <mi>u</mi>
      </mrow>
    </mrow>
    <annotation encoding="StarMath 5.0">A*x&lt;b, l&lt;=x&lt;=u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n>5</mn>
            </munderover>
            <msub>
              <mi>c</mi>
              <mi>i</mi>
            </msub>
          </mrow>
          <mo stretchy="false">∗</mo>
          <msub>
            <mi>x</mi>
            <mi>i</mi>
          </msub>
        </mrow>
      </mrow>
    </mrow>
    <annotation encoding="StarMath 5.0">f( x) = sum from{i=0} to{5} c_i*x_i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n>3</mn>
            </munderover>
            <msub>
              <mi>c</mi>
              <mi>i</mi>
            </msub>
          </mrow>
          <mo stretchy="false">∗</mo>
          <msub>
            <mi>x</mi>
            <mi>i</mi>
          </msub>
        </mrow>
      </mrow>
    </mrow>
    <annotation encoding="StarMath 5.0">f( x) = sum from{i=0} to{3} c_i*x_i</annotation>
  </semantics>
</math>
</file>

<file path=Object 4/content.xml><?xml version="1.0" encoding="utf-8"?>
<math xmlns="http://www.w3.org/1998/Math/MathML" display="block">
  <semantics>
    <mrow>
      <mrow>
        <mrow>
          <mi>A</mi>
          <mo stretchy="false">∗</mo>
          <mi>x</mi>
        </mrow>
        <mo stretchy="false">=</mo>
        <mrow/>
      </mrow>
      <mi>b</mi>
      <mi>,</mi>
      <mrow>
        <mn>0</mn>
        <mo stretchy="false">≤</mo>
        <mi>x</mi>
        <mo stretchy="false">≤</mo>
        <mi mathvariant="italic">inf</mi>
      </mrow>
    </mrow>
    <annotation encoding="StarMath 5.0">A*x=&lt;b, 0&lt;=x&lt;=inf</annotation>
  </semantics>
</math>
</file>